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alutation">
      <style:text-properties fo:color="#ff0000" fo:font-weight="bold" style:font-weight-asian="bold" style:font-weight-complex="bold"/>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style style:name="T1" style:family="text">
      <style:text-properties fo:font-variant="normal" fo:text-transform="none"/>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zpečnosť v systéme</text:p>
      <text:p text:style-name="P2">/* Zdroj minulorocna dokumentacia */</text:p>
      <text:p text:style-name="P2"/>
      <text:p text:style-name="Text_20_body">Vzhľadom na údaje vytvorený systém zabezpečí:</text:p>
      <text:list text:style-name="L1">
        <text:list-item>
          <text:p text:style-name="P3">Dôvernosť - k uchovávaným údajom majú prístup iba poverení používatelia. Údaje sú rozdelené na privátne a verejné, pričom používateľ rozhoduje o tom, ktoré privátne údaje môžu byť zobrazované ako verejné.</text:p>
        </text:list-item>
        <text:list-item>
          <text:p text:style-name="P3">Integritu – údaje môžu meniť iba ich tvorcovia, nimi poverení používatelia a moderátor. (prebrané z minuloročného tímového projektu – u nás moderátor vystupuje ako správca)</text:p>
        </text:list-item>
        <text:list-item>
          <text:p text:style-name="P3">Sledovateľnosť – každú akciu, pri ktorej dochádza ku zmene dát je možné spätne sledovať a zistiť, kto dané zmeny vykonal. </text:p>
        </text:list-item>
      </text:list>
      <text:p text:style-name="Text_20_body"> </text:p>
      <text:p text:style-name="Text_20_body">Z pohľadu používateľov systém zabezpečí:</text:p>
      <text:list text:style-name="L2">
        <text:list-item>
          <text:p text:style-name="P6">Autorizáciu</text:p>
        </text:list-item>
        <text:list-item>
          <text:p text:style-name="P6">Audit – systém zaznamená kompletnú stopu používateľa</text:p>
        </text:list-item>
      </text:list>
      <text:p text:style-name="Text_20_body"> </text:p>
      <text:p text:style-name="Text_20_body">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Text_20_body">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text:p>
      <text:p text:style-name="Text_20_body">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14" meta:word-count="204" meta:character-count="1464"/>
  </office:meta>
</office:document-meta>
</file>